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5mm" style:rel-column-width="10158*"/>
    </style:style>
    <style:style style:name="Table4.B" style:family="table-column">
      <style:table-column-properties style:column-width="143.65mm" style:rel-column-width="55377*"/>
    </style:style>
    <style:style style:name="Table4.A1" style:family="table-cell">
      <style:table-cell-properties fo:padding="0.97mm" fo:border="none"/>
    </style:style>
    <style:style style:name="Table4.4" style:family="table-row">
      <style:table-row-properties fo:background-color="transparent" fo:keep-together="auto">
        <style:background-image/>
      </style:table-row-properties>
    </style:style>
    <style:style style:name="Table4.A4"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cmd_5f_root">
      <style:text-properties fo:font-size="10.5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text-properties fo:language="en" fo:country="US" fo:font-style="normal" officeooo:paragraph-rsid="000d4e6b" style:font-style-asian="normal" style:font-style-complex="normal"/>
    </style:style>
    <style:style style:name="P6" style:family="paragraph" style:parent-style-name="Standard">
      <style:text-properties fo:language="en" fo:country="US" fo:background-color="transparent"/>
    </style:style>
    <style:style style:name="P7" style:family="paragraph" style:parent-style-name="Standard">
      <style:text-properties fo:language="en" fo:country="US" officeooo:paragraph-rsid="0019a3fb"/>
    </style:style>
    <style:style style:name="P8" style:family="paragraph" style:parent-style-name="Standard">
      <style:text-properties fo:background-color="transparent"/>
    </style:style>
    <style:style style:name="P9" style:family="paragraph" style:parent-style-name="Standard">
      <style:text-properties officeooo:paragraph-rsid="000d4e6b"/>
    </style:style>
    <style:style style:name="P10" style:family="paragraph" style:parent-style-name="note">
      <style:text-properties fo:language="en" fo:country="US"/>
    </style:style>
    <style:style style:name="P11" style:family="paragraph" style:parent-style-name="note">
      <style:text-properties fo:language="en" fo:country="US" fo:font-style="normal" style:font-style-asian="normal" style:font-style-complex="normal"/>
    </style:style>
    <style:style style:name="P12" style:family="paragraph" style:parent-style-name="cmd_5f_root">
      <style:text-properties fo:language="en" fo:country="US"/>
    </style:style>
    <style:style style:name="P13" style:family="paragraph" style:parent-style-name="cmd_5f_root">
      <style:text-properties fo:language="en" fo:country="US" officeooo:paragraph-rsid="000d4e6b"/>
    </style:style>
    <style:style style:name="P14" style:family="paragraph" style:parent-style-name="cmd_5f_root">
      <style:text-properties fo:font-size="10.5pt"/>
    </style:style>
    <style:style style:name="P15" style:family="paragraph" style:parent-style-name="cmd_5f_code">
      <style:text-properties fo:language="en" fo:country="US"/>
    </style:style>
    <style:style style:name="P16" style:family="paragraph" style:parent-style-name="cmd_5f_code">
      <style:text-properties style:font-name="Courier New" fo:font-size="10.5pt" fo:language="en" fo:country="US"/>
    </style:style>
    <style:style style:name="P17" style:family="paragraph" style:parent-style-name="Default_5f_ntt">
      <style:paragraph-properties fo:text-align="start" style:justify-single-word="false"/>
    </style:style>
    <style:style style:name="P18" style:family="paragraph" style:parent-style-name="Default_5f_ntt">
      <style:text-properties fo:language="en" fo:country="US"/>
    </style:style>
    <style:style style:name="P19" style:family="paragraph" style:parent-style-name="Default_5f_ntt">
      <style:text-properties fo:language="en" fo:country="US" fo:font-style="normal" style:font-style-asian="normal" style:font-style-complex="normal"/>
    </style:style>
    <style:style style:name="P20" style:family="paragraph" style:parent-style-name="Default_5f_ntt">
      <style:text-properties fo:language="en" fo:country="US" officeooo:paragraph-rsid="000d4e6b"/>
    </style:style>
    <style:style style:name="P21" style:family="paragraph" style:parent-style-name="Default_5f_ntt">
      <style:text-properties officeooo:paragraph-rsid="000d4e6b"/>
    </style:style>
    <style:style style:name="P22" style:family="paragraph" style:parent-style-name="scpi0">
      <style:text-properties fo:background-color="transparent"/>
    </style:style>
    <style:style style:name="P23" style:family="paragraph" style:parent-style-name="scpi0">
      <style:text-properties fo:background-color="#ffff00"/>
    </style:style>
    <style:style style:name="P24" style:family="paragraph" style:parent-style-name="cmd_5f_code_5f_single">
      <style:text-properties fo:language="en" fo:country="US"/>
    </style:style>
    <style:style style:name="P25" style:family="paragraph" style:parent-style-name="Heading_20_1" style:master-page-name="First_20_Page">
      <style:paragraph-properties style:page-number="auto"/>
    </style:style>
    <style:style style:name="P26" style:family="paragraph" style:parent-style-name="Heading_20_2">
      <style:text-properties officeooo:paragraph-rsid="000d4e6b"/>
    </style:style>
    <style:style style:name="P27" style:family="paragraph" style:parent-style-name="Heading_20_2">
      <style:paragraph-properties fo:break-before="auto" fo:break-after="auto"/>
    </style:style>
    <style:style style:name="P28" style:family="paragraph" style:parent-style-name="Standard">
      <style:text-properties fo:language="en" fo:country="US" officeooo:rsid="0019a6cd" officeooo:paragraph-rsid="0019a6cd"/>
    </style:style>
    <style:style style:name="P29" style:family="paragraph" style:parent-style-name="Standard">
      <style:text-properties fo:language="en" fo:country="US" fo:font-style="italic" officeooo:rsid="0019a6cd" officeooo:paragraph-rsid="0019a6cd" style:font-style-asian="italic" style:font-style-complex="italic"/>
    </style:style>
    <style:style style:name="P30" style:family="paragraph" style:parent-style-name="cmd_5f_root">
      <style:text-properties fo:font-size="10.5pt"/>
    </style:style>
    <style:style style:name="P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font-style="normal" style:font-style-asian="normal" style:font-style-complex="normal"/>
    </style:style>
    <style:style style:name="T2" style:family="text">
      <style:text-properties officeooo:rsid="00154d9f"/>
    </style:style>
    <style:style style:name="T3" style:family="text">
      <style:text-properties officeooo:rsid="0016206c"/>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officeooo:rsid="00154d9f"/>
    </style:style>
    <style:style style:name="T8" style:family="text">
      <style:text-properties officeooo:rsid="0016206c"/>
    </style:style>
    <style:style style:name="T9" style:family="text">
      <style:text-properties fo:background-color="transparent" loext:char-shading-value="0"/>
    </style:style>
    <style:style style:name="T10" style:family="text">
      <style:text-properties style:font-name="Courier New" fo:font-size="10.5pt"/>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officeooo:rsid="000ac88b"/>
    </style:style>
    <style:style style:name="T14" style:family="text">
      <style:text-properties officeooo:rsid="000d4e6b"/>
    </style:style>
    <style:style style:name="T15" style:family="text">
      <style:text-properties officeooo:rsid="000dfb0f"/>
    </style:style>
    <style:style style:name="T16" style:family="text">
      <style:text-properties officeooo:rsid="000f82c5"/>
    </style:style>
    <style:style style:name="T17" style:family="text">
      <style:text-properties officeooo:rsid="0012b95c"/>
    </style:style>
    <style:style style:name="T1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78970192" text:id="ct78970192">
          <text:insertion>
            <office:change-info>
              <dc:creator>Denis Kotlar</dc:creator>
              <dc:date>2017-10-09T11:00:10</dc:date>
            </office:change-info>
          </text:insertion>
        </text:changed-region>
        <text:changed-region xml:id="ct75868752" text:id="ct75868752">
          <text:insertion>
            <office:change-info>
              <dc:creator>Denis Kotlar</dc:creator>
              <dc:date>2017-10-09T11:14:03</dc:date>
            </office:change-info>
          </text:insertion>
        </text:changed-region>
        <text:changed-region xml:id="ct82642912" text:id="ct82642912">
          <text:insertion>
            <office:change-info>
              <dc:creator>Denis Kotlar</dc:creator>
              <dc:date>2016-11-04T10:08:00</dc:date>
            </office:change-info>
          </text:insertion>
        </text:changed-region>
        <text:changed-region xml:id="ct34851648" text:id="ct34851648">
          <text:insertion>
            <office:change-info>
              <dc:creator>Denis Kotlar</dc:creator>
              <dc:date>2016-11-04T10:08:00</dc:date>
            </office:change-info>
          </text:insertion>
        </text:changed-region>
        <text:changed-region xml:id="ct78599904" text:id="ct78599904">
          <text:insertion>
            <office:change-info>
              <dc:creator>Denis Kotlar</dc:creator>
              <dc:date>2017-10-09T11:19:14</dc:date>
            </office:change-info>
          </text:insertion>
        </text:changed-region>
        <text:changed-region xml:id="ct81244416" text:id="ct81244416">
          <text:deletion>
            <office:change-info>
              <dc:creator>Denis Kotlar</dc:creator>
              <dc:date>2017-10-09T11:20:18</dc:date>
            </office:change-info>
            <text:p text:style-name="Standard"><text:span text:style-name="T1">Mega, </text:span></text:p>
          </text:deletion>
        </text:changed-region>
        <text:changed-region xml:id="ct34767776" text:id="ct34767776">
          <text:format-change>
            <office:change-info>
              <dc:creator>Denis Kotlar</dc:creator>
              <dc:date>2017-10-09T11:21:53</dc:date>
            </office:change-info>
          </text:format-change>
        </text:changed-region>
        <text:changed-region xml:id="ct53197200" text:id="ct53197200">
          <text:format-change>
            <office:change-info>
              <dc:creator>Denis Kotlar</dc:creator>
              <dc:date>2017-10-09T11:21:54</dc:date>
            </office:change-info>
          </text:format-change>
        </text:changed-region>
        <text:changed-region xml:id="ct83698352" text:id="ct83698352">
          <text:deletion>
            <office:change-info>
              <dc:creator>Denis Kotlar</dc:creator>
              <dc:date>2017-10-09T11:20:57</dc:date>
            </office:change-info>
            <text:p text:style-name="cmd_5f_code_20_Start">EZ</text:p>
          </text:deletion>
        </text:changed-region>
        <text:changed-region xml:id="ct81142400" text:id="ct81142400">
          <text:insertion>
            <office:change-info>
              <dc:creator>Denis Kotlar</dc:creator>
              <dc:date>2017-10-09T11:20:57</dc:date>
            </office:change-info>
          </text:insertion>
        </text:changed-region>
        <text:changed-region xml:id="ct78314192" text:id="ct78314192">
          <text:insertion>
            <office:change-info>
              <dc:creator>Denis Kotlar</dc:creator>
              <dc:date>2017-10-09T11:21:00</dc:date>
            </office:change-info>
          </text:insertion>
        </text:changed-region>
        <text:changed-region xml:id="ct78314416" text:id="ct78314416">
          <text:deletion>
            <office:change-info>
              <dc:creator>Denis Kotlar</dc:creator>
              <dc:date>2017-10-09T11:21:05</dc:date>
            </office:change-info>
            <text:p text:style-name="cmd_5f_code_20_Start"><text:span text:style-name="T2">PSU 2/50/03</text:span></text:p>
          </text:deletion>
        </text:changed-region>
        <text:changed-region xml:id="ct81155488" text:id="ct81155488">
          <text:deletion>
            <office:change-info>
              <dc:creator>Denis Kotlar</dc:creator>
              <dc:date>2017-10-09T11:20:35</dc:date>
            </office:change-info>
            <text:p text:style-name="cmd_5f_code_20_Start">00001</text:p>
          </text:deletion>
        </text:changed-region>
        <text:changed-region xml:id="ct81155712" text:id="ct81155712">
          <text:insertion>
            <office:change-info>
              <dc:creator>Denis Kotlar</dc:creator>
              <dc:date>2017-10-09T11:20:36</dc:date>
            </office:change-info>
          </text:insertion>
        </text:changed-region>
        <text:changed-region xml:id="ct81155936" text:id="ct81155936">
          <text:insertion>
            <office:change-info>
              <dc:creator>Denis Kotlar</dc:creator>
              <dc:date>2017-10-09T11:21:42</dc:date>
            </office:change-info>
          </text:insertion>
        </text:changed-region>
        <text:changed-region xml:id="ct81583456" text:id="ct81583456">
          <text:insertion>
            <office:change-info>
              <dc:creator>Denis Kotlar</dc:creator>
              <dc:date>2017-10-09T11:20:26</dc:date>
            </office:change-info>
          </text:insertion>
        </text:changed-region>
        <text:changed-region xml:id="ct81583760" text:id="ct81583760">
          <text:deletion>
            <office:change-info>
              <dc:creator>Denis Kotlar</dc:creator>
              <dc:date>2017-10-09T11:20:30</dc:date>
            </office:change-info>
            <text:p text:style-name="cmd_5f_code_20_Start"><text:span text:style-name="T3">M1.0.96 </text:span></text:p>
          </text:deletion>
        </text:changed-region>
        <text:changed-region xml:id="ct84118560" text:id="ct84118560">
          <text:insertion>
            <office:change-info>
              <dc:creator>Denis Kotlar</dc:creator>
              <dc:date>2017-10-09T11:00:44</dc:date>
            </office:change-info>
          </text:insertion>
        </text:changed-region>
        <text:changed-region xml:id="ct80520464" text:id="ct80520464">
          <text:deletion>
            <office:change-info>
              <dc:creator>Denis Kotlar</dc:creator>
              <dc:date>2018-04-09T08:25:44</dc:date>
            </office:change-info>
            <text:p text:style-name="P1"><text:s/></text:p>
          </text:deletion>
        </text:changed-region>
        <text:changed-region xml:id="ct80821536" text:id="ct80821536">
          <text:deletion>
            <office:change-info>
              <dc:creator>Denis Kotlar</dc:creator>
              <dc:date>2018-04-09T08:25:43</dc:date>
            </office:change-info>
            <text:p text:style-name="P1">(not implemented yet)</text:p>
          </text:deletion>
        </text:changed-region>
        <text:changed-region xml:id="ct76768304" text:id="ct76768304">
          <text:insertion>
            <office:change-info>
              <dc:creator>Denis Kotlar</dc:creator>
              <dc:date>2018-04-09T08:25: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87756337" text:style-name="Outline">
        <text:list-item>
          <text:h text:style-name="P25" text:outline-level="1"><text:bookmark text:name="_ieee488"/><text:bookmark-start text:name="__RefHeading__6099_1338916529"/>Common command reference<text:bookmark-end text:name="__RefHeading__6099_1338916529"/></text:h>
        </text:list-item>
      </text:list>
      <text:p text:style-name="P2">This section summarizes the mandatory subset of IEEE 488.2 commands required for any SCPI compliant instrument.</text:p>
      <text:p text:style-name="P2"/>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2">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22"><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2">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2">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8">Stores the current PSU state in the specified storage location</text:p>
          </table:table-cell>
        </table:table-row>
        <table:table-row>
          <table:table-cell table:style-name="Table147.A2" office:value-type="string">
            <text:p text:style-name="scpi0"><text:change-start text:change-id="ct78970192"/><text:a xlink:type="simple" xlink:href="#sre" text:style-name="Internet_20_link" text:visited-style-name="Visited_20_Internet_20_Link">*</text:a><text:a xlink:type="simple" xlink:href="#sre" text:style-name="Internet_20_link" text:visited-style-name="Visited_20_Internet_20_Link"><text:span text:style-name="T13">SRE</text:span></text:a><text:change-end text:change-id="ct78970192"/></text:p>
          </table:table-cell>
          <table:table-cell table:style-name="Table147.A2" office:value-type="string">
            <text:p text:style-name="P2"><text:change-start text:change-id="ct75868752"/>Enable<text:span text:style-name="T17">s</text:span> bits in the Status Byte enable register.<text:change-end text:change-id="ct75868752"/></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2">Reads the Status Byte register</text:p>
          </table:table-cell>
        </table:table-row>
        <table:table-row>
          <table:table-cell table:style-name="Table147.A2" office:value-type="string">
            <text:p text:style-name="P23"><text:a xlink:type="simple" xlink:href="#trg" text:style-name="Internet_20_link" text:visited-style-name="Visited_20_Internet_20_Link"><text:span text:style-name="T9">*TRG</text:span></text:a></text:p>
          </table:table-cell>
          <table:table-cell table:style-name="Table147.A2" office:value-type="string">
            <text:p text:style-name="P8">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4">Self-Test results</text:span></text:p>
          </table:table-cell>
        </table:table-row>
        <table:table-row>
          <table:table-cell table:style-name="Table147.A2" office:value-type="string">
            <text:p text:style-name="scpi0"><text:change-start text:change-id="ct82642912"/><text:a xlink:type="simple" xlink:href="#wai" text:style-name="Internet_20_link" text:visited-style-name="Visited_20_Internet_20_Link">*WAI</text:a><text:change-end text:change-id="ct82642912"/></text:p>
          </table:table-cell>
          <table:table-cell table:style-name="Table147.A2" office:value-type="string">
            <text:p text:style-name="scpi0"><text:change-start text:change-id="ct34851648"/>Waits until all pending commands are completed<text:change-end text:change-id="ct34851648"/></text:p>
          </table:table-cell>
        </table:table-row>
      </table:table>
      <text:list xml:id="list82547767340614"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2">Syntax</text:p>
          </table:table-cell>
          <table:table-cell table:style-name="Table6.A1" office:value-type="string">
            <text:p text:style-name="P12">*CLS</text:p>
          </table:table-cell>
        </table:table-row>
        <table:table-row>
          <table:table-cell table:style-name="Table6.A1" office:value-type="string">
            <text:p text:style-name="Default_5f_ntt">Description</text:p>
          </table:table-cell>
          <table:table-cell table:style-name="Table6.A1" office:value-type="string">
            <text:p text:style-name="P2">Clear Status Command. This command clears all status data structures in the PSU:</text:p>
            <text:list xml:id="list1982663275"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7">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4">None</text:p>
          </table:table-cell>
        </table:table-row>
        <table:table-row>
          <table:table-cell table:style-name="Table6.A1" office:value-type="string">
            <text:p text:style-name="P18">Related Commands</text:p>
          </table:table-cell>
          <table:table-cell table:style-name="Table6.A1" office:value-type="string">
            <text:p text:style-name="P4">*ESR?</text:p>
            <text:p text:style-name="P4">STATus:OPERation[:EVENt]</text:p>
            <text:p text:style-name="P4">STATus:OPERation:INSTrument[:EVENt]</text:p>
            <text:p text:style-name="P4">STATus:OPERation:INSTrument:ISUMmary[&lt;n&gt;][:EVENt]</text:p>
            <text:p text:style-name="Standard">STATus:QUEStionable[:EVENt]</text:p>
            <text:p text:style-name="P4">STATus:QUEStionable:INSTrument[:EVENt]</text:p>
            <text:p text:style-name="P4">STATus:QUEStionable:INSTrument:ISUMmary[&lt;n&gt;][:EVENt]</text:p>
            <text:p text:style-name="P4">SYSTem:ERRor</text:p>
          </table:table-cell>
        </table:table-row>
      </table:table>
      <text:list xml:id="list82546558205924" text:continue-list="list82547767340614"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12">*ESE {&lt;value&gt;}</text:p>
            <text:p text:style-name="P12">*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2">Standard Event Status Enable Command. This command sets the Standard Event Status Enable register bits in the PSU. Those settings 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2"><text:soft-page-break/>A STATus:PRESet command does not clear the bits in the Status Byte register.</text:p>
            <text:p text:style-name="P2">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table-cell table:style-name="Table8.A1" office:value-type="string">
            <text:p text:style-name="Default_5f_ntt"/>
          </table:table-cell>
          <table:table-cell table:style-name="Table8.A1" office:value-type="string">
            <text:p text:style-name="P2">&lt;value&gt;</text:p>
          </table:table-cell>
          <table:table-cell table:style-name="Table8.A1" office:value-type="string">
            <text:p text:style-name="P3">Numeric</text:p>
          </table:table-cell>
          <table:table-cell table:style-name="Table8.A1" office:value-type="string">
            <text:p text:style-name="P2">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3">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4">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11">Usage</text:span><text:span text:style-name="T12"> </text:span><text:span text:style-name="T11">example</text:span></text:p>
          </table:table-cell>
          <table:table-cell table:style-name="Table8.A6" table:number-columns-spanned="4" office:value-type="string">
            <text:p text:style-name="P2">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10">"</text:span>Execution error<text:span text:style-name="T10">"</text:span></text:p>
          </table:table-cell>
          <table:covered-table-cell/>
          <table:covered-table-cell/>
          <table:covered-table-cell/>
        </table:table-row>
        <table:table-row table:style-name="Table8.6">
          <table:table-cell table:style-name="Table8.A6" office:value-type="string">
            <text:p text:style-name="P18">Related Commands</text:p>
          </table:table-cell>
          <table:table-cell table:style-name="Table8.A6" table:number-columns-spanned="4" office:value-type="string">
            <text:p text:style-name="Standard">*CLS<text:change-start text:change-id="ct78599904"/></text:p>
            <text:p text:style-name="Standard">*<text:span text:style-name="T2">ESR</text:span><text:change-end text:change-id="ct78599904"/></text:p>
            <text:p text:style-name="Standard">*RST</text:p>
            <text:p text:style-name="Standard">STATus:PRESet</text:p>
          </table:table-cell>
          <table:covered-table-cell/>
          <table:covered-table-cell/>
          <table:covered-table-cell/>
        </table:table-row>
      </table:table>
      <text:list xml:id="list82547734336863" text:continue-numbering="true" text:style-name="Outline">
        <text:list-item>
          <text:list>
            <text:list-item>
              <text:h text:style-name="P27"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12">*ESR?</text:p>
          </table:table-cell>
        </table:table-row>
        <table:table-row>
          <table:table-cell table:style-name="Table9.A1" office:value-type="string">
            <text:p text:style-name="Default_5f_ntt">Description</text:p>
          </table:table-cell>
          <table:table-cell table:style-name="Table9.A1" office:value-type="string">
            <text:p text:style-name="P2">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4">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11">Usage</text:span><text:span text:style-name="T12"> </text:span><text:span text:style-name="T11">example</text:span></text:p>
          </table:table-cell>
          <table:table-cell table:style-name="Table9.A4" office:value-type="string">
            <text:p text:style-name="P2">If ERRor (bit 2) is set:</text:p>
            <text:p text:style-name="cmd_5f_code_20_Start">ESR?</text:p>
            <text:p text:style-name="cmd_5f_code">4</text:p>
          </table:table-cell>
        </table:table-row>
      </table:table>
      <text:list xml:id="list82546757571987"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12">*IDN?</text:p>
          </table:table-cell>
        </table:table-row>
        <table:table-row>
          <table:table-cell table:style-name="Table12.A1" office:value-type="string">
            <text:p text:style-name="Default_5f_ntt">Description</text:p>
          </table:table-cell>
          <table:table-cell table:style-name="Table12.A1" office:value-type="string">
            <text:p text:style-name="P2">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4">The following system parameters will be displayed: &lt;</text:span><text:span text:style-name="T1">vendor&gt;, &lt;model&gt;, &lt;serial number&gt;, &lt;firmware&gt;. The &lt;model&gt; include information about the CPU in use in brackets and could be </text:span><text:change text:change-id="ct81244416"/><text:change-start text:change-id="ct34767776"/><text:span text:style-name="T6">Due</text:span><text:change-end text:change-id="ct34767776"/><text:span text:style-name="T1"> or </text:span><text:change-start text:change-id="ct53197200"/><text:span text:style-name="T6">Simulator</text:span><text:change-end text:change-id="ct53197200"/><text:span text:style-name="T1">. More information about the simulator can be found in </text:span><text:a xlink:type="simple" xlink:href="http://www.envox.hr/eez/bench-power-supply/psu-scpi-reference-manual/psu-scpi-simulator.html" text:style-name="Internet_20_link" text:visited-style-name="Visited_20_Internet_20_Link">Section 9</text:a><text:span text:style-name="T1">.</text:span></text:p>
          </table:table-cell>
        </table:table-row>
        <table:table-row table:style-name="Table12.4">
          <table:table-cell table:style-name="Table12.A4" office:value-type="string">
            <text:p text:style-name="Default_5f_ntt"><text:span text:style-name="T11">Usage</text:span><text:span text:style-name="T12"> </text:span><text:span text:style-name="T11">example</text:span></text:p>
          </table:table-cell>
          <table:table-cell table:style-name="Table12.A4" office:value-type="string">
            <text:p text:style-name="P15">*IDN?</text:p>
            <text:p text:style-name="cmd_5f_code_20_Start">E<text:change text:change-id="ct83698352"/><text:change-start text:change-id="ct81142400"/><text:span text:style-name="T2">nvox</text:span><text:change-end text:change-id="ct81142400"/>,<text:change-start text:change-id="ct78314192"/><text:span text:style-name="T2">EEZ H24005</text:span><text:change-end text:change-id="ct78314192"/><text:change text:change-id="ct78314416"/> (Due),<text:change text:change-id="ct81155488"/><text:change-start text:change-id="ct81155712"/><text:span text:style-name="T2">CS17001</text:span><text:change-end text:change-id="ct81155712"/>,<text:change-start text:change-id="ct81155936"/><text:span text:style-name="T3">v</text:span><text:change-end text:change-id="ct81155936"/><text:change-start text:change-id="ct81583456"/><text:span text:style-name="T3">1.1</text:span><text:change-end text:change-id="ct81583456"/><text:change text:change-id="ct81583760"/></text:p>
          </table:table-cell>
        </table:table-row>
      </table:table>
      <text:list xml:id="list82546771448062"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12">*OPC</text:p>
            <text:p text:style-name="P12">*OPC?</text:p>
          </table:table-cell>
        </table:table-row>
        <table:table-row>
          <table:table-cell table:style-name="Table11.A1" office:value-type="string">
            <text:p text:style-name="Default_5f_ntt">Description</text:p>
          </table:table-cell>
          <table:table-cell table:style-name="Table11.A1" office:value-type="string">
            <text:p text:style-name="P2">Operation Complete Command. The command is mainly used for program synchronization. It causes the PSU to set the OPC bit (bit 0) of the Standard Event Status register when the PSU has completed all pending operations *OPC. Pending operations <text:soft-page-break/>are complete when:</text:p>
            <text:list xml:id="list82548380292237" text:continue-list="list1982663275"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2">Query whether the current operation is completed and the query returns 1.</text:p>
            <text:p text:style-name="P2">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4">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11">Usage</text:span><text:span text:style-name="T12"> </text:span><text:span text:style-name="T11">example</text:span></text:p>
          </table:table-cell>
          <table:table-cell table:style-name="Table11.A4" office:value-type="string">
            <text:p text:style-name="cmd_5f_code">*OPC?</text:p>
            <text:p text:style-name="cmd_5f_code_20_End">1</text:p>
            <text:p text:style-name="P2">if current operation is not completed:</text:p>
            <text:p text:style-name="cmd_5f_code_20_Start">*OPC?</text:p>
            <text:p text:style-name="cmd_5f_code">0</text:p>
          </table:table-cell>
        </table:table-row>
      </table:table>
      <text:list xml:id="list82546798102691" text:continue-list="list82546771448062"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12">*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2">This command recalls the PSU state stored in the specified storage location. The PSU has ten storage locations in non-volatile memory to store PSU states.</text:p>
            <text:p text:style-name="P2">It is not possible to recall the PSU state from a storage location that is empty or was deleted. When the firmware is started for the first time, storage locations 1 through 9 are empty (location 0 has the power-on state).</text:p>
            <text:p text:style-name="P2"/>
            <text:p text:style-name="P10">The PSU uses location 0 to automatically save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t"/>
          </table:table-cell>
          <table:table-cell table:style-name="Table182.A1" office:value-type="string">
            <text:p text:style-name="P2">&lt;profile&gt;</text:p>
          </table:table-cell>
          <table:table-cell table:style-name="Table182.A1" office:value-type="string">
            <text:p text:style-name="P3">Numeric</text:p>
          </table:table-cell>
          <table:table-cell table:style-name="Table182.A1" office:value-type="string">
            <text:p text:style-name="P3">0 – 9 </text:p>
          </table:table-cell>
          <table:table-cell table:style-name="Table182.A1" office:value-type="string">
            <text:p text:style-name="P3">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4">None</text:p>
          </table:table-cell>
          <table:covered-table-cell/>
          <table:covered-table-cell/>
          <table:covered-table-cell/>
        </table:table-row>
        <table:table-row table:style-name="Table182.6">
          <table:table-cell table:style-name="Table182.A6" office:value-type="string">
            <text:p text:style-name="Default_5f_ntt"><text:span text:style-name="T11">Usage</text:span><text:span text:style-name="T12"> </text:span><text:span text:style-name="T11">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18">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82546436451245"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12">*RST</text:p>
          </table:table-cell>
        </table:table-row>
        <table:table-row>
          <table:table-cell table:style-name="Table13.A1" office:value-type="string">
            <text:p text:style-name="Default_5f_ntt">Description</text:p>
          </table:table-cell>
          <table:table-cell table:style-name="Table13.A1" office:value-type="string">
            <text:p text:style-name="P2">Reset Command. Restores the PSU to its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6">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4">None</text:p>
          </table:table-cell>
        </table:table-row>
        <table:table-row table:style-name="Table13.4">
          <table:table-cell table:style-name="Table13.A4" office:value-type="string">
            <text:p text:style-name="Default_5f_ntt"><text:span text:style-name="T11">Usage</text:span><text:span text:style-name="T12"> </text:span><text:span text:style-name="T11">example</text:span></text:p>
          </table:table-cell>
          <table:table-cell table:style-name="Table13.A4" office:value-type="string">
            <text:p text:style-name="cmd_5f_code">*RST</text:p>
            <text:p text:style-name="cmd_5f_code">MEMory:RECall:AUTO</text:p>
            <text:p text:style-name="cmd_5f_code">SYSTem:POWer</text:p>
          </table:table-cell>
        </table:table-row>
        <text:soft-page-break/>
        <table:table-row table:style-name="Table13.4">
          <table:table-cell table:style-name="Table13.A4" office:value-type="string">
            <text:p text:style-name="P18">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82546784769107"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12">*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which are available to the user for storing PSU states. The following channel and system parameters are <text:s/>stored in the non-volatile memory:</text:p>
            <text:list xml:id="list82547354094535" text:continue-list="list82548380292237" text:style-name="List_20_1">
              <text:list-item>
                <text:p text:style-name="List_20_1_20_Start"><office:annotation><dc:creator>Denis Kotlar</dc:creator><dc:date>2016-10-10T12:06:44</dc:date><text:p text:style-name="P31"><text:span text:style-name="T18">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Output track state (OUTPut:TRACk[:STATe])</text:p>
              </text:list-item>
              <text:list-item>
                <text:p text:style-name="List_20_1">Channel coupling state (INSTrument:COUPle:TRACking)</text:p>
              </text:list-item>
              <text:list-item>
                <text:p text:style-name="List_20_1">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List_20_1">Low ripple auto mode (<text:a xlink:type="simple" xlink:href="http://www.envox.hr/eez/bench-power-supply/psu-scpi-reference-manual/psu-scpi-subsystem-command-reference/psu-scpi-source.html#sour_lrip_auto" text:style-name="Internet_20_link" text:visited-style-name="Visited_20_Internet_20_Link">[SOURce[&lt;n&gt;]]:LRIPple:AUTO</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limit (<text:a xlink:type="simple" xlink:href="http://www.envox.hr/eez/bench-power-supply/psu-scpi-reference-manual/psu-scpi-subsystem-command-reference/psu-scpi-source.html#sour_volt_lim" text:style-name="Internet_20_link" text:visited-style-name="Visited_20_Internet_20_Link">[SOURce[&lt;n&gt;]]:VOLTage:LIMit</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limit (<text:a xlink:type="simple" xlink:href="http://www.envox.hr/eez/bench-power-supply/psu-scpi-reference-manual/psu-scpi-subsystem-command-reference/psu-scpi-source.html#sour_curr_lim" text:style-name="Internet_20_link" text:visited-style-name="Visited_20_Internet_20_Link">[SOURce[&lt;n&gt;]]:CURRent:LIMi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utput power limit (<text:a xlink:type="simple" xlink:href="http://www.envox.hr/eez/bench-power-supply/psu-scpi-reference-manual/psu-scpi-subsystem-command-reference/psu-scpi-source.html#sour_pow_lim" text:style-name="Internet_20_link" text:visited-style-name="Visited_20_Internet_20_Link">[SOURce[&lt;n&gt;]]:POWer:LIMit</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Users can assign an arbitrary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4">A reset (</text:span><text:a xlink:type="simple" xlink:href="http://www.envox.hr/eez/bench-power-supply/psu-scpi-reference-manual/psu-scpi-common-command-reference.html#rst" text:style-name="Internet_20_link" text:visited-style-name="Visited_20_Internet_20_Link">*RST</text:a><text:span text:style-name="T4"> command) does not affect the configurations stored in memory. Once a state is stored, it remains constant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4"> command. </text:span></text:p>
            <text:p text:style-name="P18"/>
            <text:p text:style-name="P10">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2">&lt;profile&gt;</text:p>
          </table:table-cell>
          <table:table-cell table:style-name="Table181.A1" office:value-type="string">
            <text:p text:style-name="P3">Numeric</text:p>
          </table:table-cell>
          <table:table-cell table:style-name="Table181.A1" office:value-type="string">
            <text:p text:style-name="P3">1 – 9 </text:p>
          </table:table-cell>
          <table:table-cell table:style-name="Table181.A1" office:value-type="string">
            <text:p text:style-name="P3">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9">None</text:p>
          </table:table-cell>
          <table:covered-table-cell/>
          <table:covered-table-cell/>
          <table:covered-table-cell/>
        </table:table-row>
        <table:table-row table:style-name="Table181.6">
          <table:table-cell table:style-name="Table181.A6" office:value-type="string">
            <text:p text:style-name="Default_5f_ntt"><text:span text:style-name="T11">Usage</text:span><text:span text:style-name="T12"> </text:span><text:span text:style-name="T11">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8">Related Commands</text:p>
          </table:table-cell>
          <table:table-cell table:style-name="Table181.A6" table:number-columns-spanned="4" office:value-type="string">
            <text:p text:style-name="Default_5f_ntt">*RCL</text:p>
            <text:p text:style-name="Default_5f_ntt">*RST</text:p>
            <text:p text:style-name="Default_5f_ntt"><text:soft-page-break/>MEMory:STATe:CATalog?</text:p>
            <text:p text:style-name="Default_5f_ntt">MEMory:STATe:NAME</text:p>
            <text:p text:style-name="Default_5f_ntt">MEMory:STATe:DELete</text:p>
          </table:table-cell>
          <table:covered-table-cell/>
          <table:covered-table-cell/>
          <table:covered-table-cell/>
        </table:table-row>
      </table:table>
      <text:list xml:id="list82547810997937" text:continue-list="list82546784769107" text:style-name="Outline">
        <text:list-item>
          <text:list>
            <text:list-item>
              <text:h text:style-name="Heading_20_2" text:outline-level="2"><text:bookmark text:name="sre"/><text:change-start text:change-id="ct84118560"/>*<text:span text:style-name="T14">SRE</text:span></text:h>
            </text:list-item>
          </text:list>
        </text:list-item>
      </text:list>
      <table:table table:name="Table4" table:style-name="Table4">
        <table:table-column table:style-name="Table4.A"/>
        <table:table-column table:style-name="Table4.B"/>
        <table:table-row>
          <table:table-cell table:style-name="Table4.A1" office:value-type="string">
            <text:p text:style-name="P21">Syntax</text:p>
          </table:table-cell>
          <table:table-cell table:style-name="Table4.A1" office:value-type="string">
            <text:p text:style-name="P13">*S<text:span text:style-name="T14">RE {&lt;value&gt;}</text:span></text:p>
            <text:p text:style-name="P13">*<text:span text:style-name="T14">SRE?</text:span></text:p>
          </table:table-cell>
        </table:table-row>
        <table:table-row>
          <table:table-cell table:style-name="Table4.A1" office:value-type="string">
            <text:p text:style-name="P21">Description</text:p>
          </table:table-cell>
          <table:table-cell table:style-name="Table4.A1" office:value-type="string">
            <text:p text:style-name="P7">Enable bits in the Status Byte enable register (see <text:a xlink:type="simple" xlink:href="http://www.envox.hr/eez/bench-power-supply/psu-scpi-reference-manual/psu-scpi-registers-and-queues.html#stat_byte_reg" text:style-name="Internet_20_link" text:visited-style-name="Visited_20_Internet_20_Link">Section 3.2</text:a>).</text:p>
          </table:table-cell>
        </table:table-row>
        <table:table-row>
          <table:table-cell table:style-name="Table4.A1" office:value-type="string">
            <text:p text:style-name="P21">Return</text:p>
          </table:table-cell>
          <table:table-cell table:style-name="Table4.A1" office:value-type="string">
            <text:p text:style-name="P5">Query the Status Byte enable register. The <text:span text:style-name="T15">PSU </text:span>returns a decimal value which corresponds to the binary-weighted sum of all bits set in the enable register.</text:p>
          </table:table-cell>
        </table:table-row>
        <table:table-row table:style-name="Table4.4">
          <table:table-cell table:style-name="Table4.A4" office:value-type="string">
            <text:p text:style-name="P21"><text:span text:style-name="T11">Usage</text:span><text:span text:style-name="T12"> </text:span><text:span text:style-name="T11">example</text:span></text:p>
          </table:table-cell>
          <table:table-cell table:style-name="Table4.A4" office:value-type="string">
            <text:p text:style-name="cmd_5f_code">*<text:span text:style-name="T16">SRE 32</text:span></text:p>
          </table:table-cell>
        </table:table-row>
        <table:table-row table:style-name="Table4.4">
          <table:table-cell table:style-name="Table4.A4" office:value-type="string">
            <text:p text:style-name="P20">Related Commands</text:p>
          </table:table-cell>
          <table:table-cell table:style-name="Table4.A4" office:value-type="string">
            <text:p text:style-name="P9">*<text:span text:style-name="T14">STB</text:span></text:p>
          </table:table-cell>
        </table:table-row>
      </table:table>
      <text:list xml:id="list82547223283178" text:continue-numbering="true" text:style-name="Outline">
        <text:list-item>
          <text:list>
            <text:list-item>
              <text:h text:style-name="P26" text:outline-level="2"><text:bookmark text:name="stb"/><text:change-end text:change-id="ct84118560"/>*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12">*STB?</text:p>
          </table:table-cell>
        </table:table-row>
        <table:table-row>
          <table:table-cell table:style-name="Table15.A1" office:value-type="string">
            <text:p text:style-name="Default_5f_ntt">Description</text:p>
          </table:table-cell>
          <table:table-cell table:style-name="Table15.A1" office:value-type="string">
            <text:p text:style-name="P2">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2"/>
            <text:p text:style-name="P2">A serial poll also returns the value of the Status Byte register, except that bit 6 returns Request for Service (RQS) instead of Master Status Summary (MSS). A serial poll clears RQS, but not MSS. When the MSS bit 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4">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11">Usage</text:span><text:span text:style-name="T12"> </text:span><text:span text:style-name="T11">example</text:span></text:p>
          </table:table-cell>
          <table:table-cell table:style-name="Table15.A4" office:value-type="string">
            <text:p text:style-name="P2">If OPER (bit 7) is set:</text:p>
            <text:p text:style-name="cmd_5f_code_20_Start">*STB?</text:p>
            <text:p text:style-name="cmd_5f_code">128</text:p>
          </table:table-cell>
        </table:table-row>
        <table:table-row table:style-name="Table15.4">
          <table:table-cell table:style-name="Table15.A4" office:value-type="string">
            <text:p text:style-name="P18">Related Commands</text:p>
          </table:table-cell>
          <table:table-cell table:style-name="Table15.A4" office:value-type="string">
            <text:p text:style-name="Standard">*SRE</text:p>
          </table:table-cell>
        </table:table-row>
      </table:table>
      <text:list xml:id="list82546444480251"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2">This command generates a trigger to the trigger subsystem which has selected a bus </text:p>
            <text:p text:style-name="P2">(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4">None</text:p>
          </table:table-cell>
        </table:table-row>
        <table:table-row table:style-name="Table1.4">
          <table:table-cell table:style-name="Table1.A4" office:value-type="string">
            <text:p text:style-name="Default_5f_ntt"><text:span text:style-name="T11">Usage</text:span><text:span text:style-name="T12"> </text:span><text:span text:style-name="T11">example</text:span></text:p>
          </table:table-cell>
          <table:table-cell table:style-name="Table1.A4" office:value-type="string">
            <text:p text:style-name="P2">Generate a trigger operation after 5 seconds:</text:p>
            <text:p text:style-name="cmd_5f_code_20_Start">TRIG:SOUR BUS</text:p>
            <text:p text:style-name="cmd_5f_code">TRIG:DEL 5</text:p>
            <text:p text:style-name="cmd_5f_code">INIT</text:p>
            <text:p text:style-name="P15">*TRG</text:p>
          </table:table-cell>
        </table:table-row>
        <table:table-row table:style-name="Table1.4">
          <table:table-cell table:style-name="Table1.A4" office:value-type="string">
            <text:p text:style-name="Default_5f_ntt">Errors</text:p>
          </table:table-cell>
          <table:table-cell table:style-name="Table1.A4" office:value-type="string">
            <text:p text:style-name="P15">-211, <text:span text:style-name="T10">"</text:span>Trigger ignored<text:span text:style-name="T10">"</text:span></text:p>
            <text:p text:style-name="P16">304,"Incompatible transient modes"</text:p>
            <text:p text:style-name="P16">307,"List lengths are not equivalent"</text:p>
          </table:table-cell>
        </table:table-row>
        <table:table-row table:style-name="Table1.4">
          <table:table-cell table:style-name="Table1.A4" office:value-type="string">
            <text:p text:style-name="P18">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2"><text:soft-page-break/>TRIGger[:SEQuence]:SOURce</text:p>
          </table:table-cell>
        </table:table-row>
      </table:table>
      <text:list xml:id="list82546611916128"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P12">*TST?</text:p>
          </table:table-cell>
        </table:table-row>
        <table:table-row>
          <table:table-cell table:style-name="Table2.A1" office:value-type="string">
            <text:p text:style-name="P2">Description</text:p>
          </table:table-cell>
          <table:table-cell table:style-name="Table2.A1" office:value-type="string">
            <text:p text:style-name="P2">Self-Test Query. The self-test query causes an internal self-test, and places a response into the Output Queue indicating whether or not the PSU completed the self-test without detected errors.</text:p>
            <text:p text:style-name="P2"/>
            <text:p text:style-name="note">Note: All all terminal connections must be removed while the internal self-test is being <text:span text:style-name="T4">performed.</text:span></text:p>
            <text:p text:style-name="P10"/>
            <text:p text:style-name="P10"><text:span text:style-name="T11">If an active Ethernet connection exists, testing of the 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11">DIAGnostic[:INFOrmation]:TEST?</text:span></text:a><text:span text:style-name="T11"> for to produce a detailed report of the latest self-test. </text:span></text:p>
            <text:p text:style-name="P11"/>
            <text:p text:style-name="P11">If a fan is installed, and not running, this command will start it for the short time to obtain speed information.</text:p>
          </table:table-cell>
        </table:table-row>
        <table:table-row>
          <table:table-cell table:style-name="Table2.A1" office:value-type="string">
            <text:p text:style-name="P2">Return</text:p>
          </table:table-cell>
          <table:table-cell table:style-name="Table2.A1" office:value-type="string">
            <text:p text:style-name="P2">0 or 1 depends of the self-test results.<text:span text:style-name="T9"> See also </text:span><text:a xlink:type="simple" xlink:href="http://www.envox.hr/eez/bench-power-supply/psu-scpi-reference-manual/psu-scpi-subsystem-command-reference/psu-scpi-diagnostic.html#diag_test" text:style-name="Internet_20_link" text:visited-style-name="Visited_20_Internet_20_Link"><text:span text:style-name="T9">DIAGnostic[:INFOrmation]:TEST?</text:span></text:a><text:span text:style-name="T9">.</text:span></text:p>
          </table:table-cell>
        </table:table-row>
        <table:table-row table:style-name="Table2.4">
          <table:table-cell table:style-name="Table2.A4" office:value-type="string">
            <text:p text:style-name="Default_5f_ntt"><text:span text:style-name="T11">Usage</text:span><text:span text:style-name="T12"> </text:span><text:span text:style-name="T11">example</text:span></text:p>
          </table:table-cell>
          <table:table-cell table:style-name="Table2.A4" office:value-type="string">
            <text:p text:style-name="P2">If all tests passed:</text:p>
            <text:p text:style-name="cmd_5f_code_20_Start">*TST?</text:p>
            <text:p text:style-name="cmd_5f_code_20_End">0</text:p>
            <text:p text:style-name="P2">If one or more tests failed:</text:p>
            <text:p text:style-name="cmd_5f_code_20_Start">*TST?</text:p>
            <text:p text:style-name="P15">1</text:p>
          </table:table-cell>
        </table:table-row>
        <table:table-row table:style-name="Table2.4">
          <table:table-cell table:style-name="Table2.A4" office:value-type="string">
            <text:p text:style-name="P18">Related Commands</text:p>
          </table:table-cell>
          <table:table-cell table:style-name="Table2.A4" office:value-type="string">
            <text:p text:style-name="P2">DIAGnostic[:INFOrmation]:TEST?</text:p>
            <text:p text:style-name="P2">SYSTem:BEEP:STATe</text:p>
          </table:table-cell>
        </table:table-row>
      </table:table>
      <text:list xml:id="list82546446932815"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2">Syntax</text:p>
          </table:table-cell>
          <table:table-cell table:style-name="Table3.A1" office:value-type="string">
            <text:p text:style-name="P1">*WAI<text:change text:change-id="ct80520464"/><text:change text:change-id="ct80821536"/></text:p>
          </table:table-cell>
        </table:table-row>
        <table:table-row>
          <table:table-cell table:style-name="Table3.A1" office:value-type="string">
            <text:p text:style-name="P2">Description</text:p>
          </table:table-cell>
          <table:table-cell table:style-name="Table3.A1" office:value-type="string">
            <text:p text:style-name="P29"><text:change-start text:change-id="ct76768304"/>Not implemented yet</text:p>
            <text:p text:style-name="P28"/>
            <text:p text:style-name="P2"><text:change-end text:change-id="ct76768304"/>The Wait-to-Continue Command causes the PSU to wait until all pending commands are completed before executing any other commands. </text:p>
            <text:p text:style-name="Standard"/>
            <text:p text:style-name="P2">Pending operations are as defined under the *OPC command. </text:p>
          </table:table-cell>
        </table:table-row>
        <table:table-row>
          <table:table-cell table:style-name="Table3.A1" office:value-type="string">
            <text:p text:style-name="P2">Return</text:p>
          </table:table-cell>
          <table:table-cell table:style-name="Table3.A1" office:value-type="string">
            <text:p text:style-name="P4">None</text:p>
          </table:table-cell>
        </table:table-row>
        <table:table-row table:style-name="Table3.4">
          <table:table-cell table:style-name="Table3.A4" office:value-type="string">
            <text:p text:style-name="Default_5f_ntt"><text:span text:style-name="T11">Usage</text:span><text:span text:style-name="T12"> </text:span><text:span text:style-name="T11">example</text:span></text:p>
          </table:table-cell>
          <table:table-cell table:style-name="Table3.A4" office:value-type="string">
            <text:p text:style-name="P2">For example, the *WAI command can be used to make a voltage measurement after an OUTPut ON command has completed:</text:p>
            <text:p text:style-name="P24">OUTPut ON;*WAI;:MEASure:VOLTage?</text:p>
          </table:table-cell>
        </table:table-row>
        <table:table-row table:style-name="Table3.4">
          <table:table-cell table:style-name="Table3.A4" office:value-type="string">
            <text:p text:style-name="P18">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4. Common command reference</dc:title>
    <meta:document-statistic meta:table-count="14" meta:image-count="0" meta:object-count="0" meta:page-count="6" meta:paragraph-count="307" meta:word-count="1638" meta:character-count="10945" meta:non-whitespace-character-count="9644"/>
    <meta:user-defined meta:name="WebPublish_HTML_Profile">EEZ (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